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5-07-2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5-06-0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5-03-1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4-11-2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4-07-3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4-04-2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4-02-0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3-10-1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3-08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3-04-14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3-02-09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2-10-2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2-08-1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2-05-02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2-02-09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1-04-21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1-03-0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0-10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0-09-0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0-04-09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20-02-0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9-09-1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9-06-19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9-03-1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8-12-1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8-06-1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7-09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7-03-2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6-12-1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6-09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6-06-1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6-02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5-09-2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5-06-2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5-03-2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4-12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4-09-1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4-06-2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4-04-0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3-09-2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3-06-2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3-03-2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2-11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2-08-2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2-06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2-03-15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1-12-0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1-09-0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1-06-0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1-03-1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0-12-0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0-08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0-06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10-03-0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9-11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9-09-1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9-06-0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9-03-1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8-12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8-08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8-03-0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7-11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7-08-2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7-06-0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7-02-2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6-11-2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6-07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6-05-0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9-03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7-11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9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8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22076470101</text:p>
          </table:table-cell>
          <table:table-cell office:value-type="string" calcext:value-type="string">
            <text:p>64H <text:s/>5 SOW 102C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2" meta:object-count="0"/>
    <meta:user-defined meta:name="AppVersion">3.0</meta:user-defined>
  </office:meta>
</office:document-meta>
</file>